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1992in"/>
    </style:style>
    <style:style style:name="co4" style:family="table-column">
      <style:table-column-properties fo:break-before="auto" style:column-width="0.3992in"/>
    </style:style>
    <style:style style:name="co5" style:family="table-column">
      <style:table-column-properties fo:break-before="auto" style:column-width="0.2953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5118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1.3091in"/>
    </style:style>
    <style:style style:name="co10" style:family="table-column">
      <style:table-column-properties fo:break-before="auto" style:column-width="3.1189in"/>
    </style:style>
    <style:style style:name="co11" style:family="table-column">
      <style:table-column-properties fo:break-before="auto" style:column-width="2.4646in"/>
    </style:style>
    <style:style style:name="co12" style:family="table-column">
      <style:table-column-properties fo:break-before="auto" style:column-width="3.256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2.3366in" fo:break-before="auto" style:use-optimal-row-height="false"/>
    </style:style>
    <style:style style:name="ro2" style:family="table-row">
      <style:table-row-properties style:row-height="1.086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016in" fo:break-before="auto" style:use-optimal-row-height="true"/>
    </style:style>
    <style:style style:name="ro5" style:family="table-row">
      <style:table-row-properties style:row-height="0.200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able-cell-properties fo:wrap-option="wrap" style:rotation-angle="90"/>
    </style:style>
    <style:style style:name="ce7" style:family="table-cell" style:parent-style-name="Default" style:data-style-name="N125">
      <style:table-cell-properties fo:wrap-option="wrap" style:rotation-angle="90"/>
    </style:style>
    <style:style style:name="ce8" style:family="table-cell" style:parent-style-name="Default" style:data-style-name="N125"/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12" style:family="table-cell" style:parent-style-name="Default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36pt" style:font-name-asian="Linux Libertine G" style:font-size-asian="36pt" style:font-name-complex="Arial" style:font-size-complex="36pt"/>
    </style:style>
    <style:style style:name="ce14" style:family="table-cell" style:parent-style-name="Default">
      <style:text-properties style:font-name="Arial" fo:font-size="11pt" style:font-name-asian="Linux Libertine G" style:font-size-asian="11pt" style:font-name-complex="Arial" style:font-size-complex="11pt"/>
    </style:style>
    <style:style style:name="ce1" style:family="table-cell" style:parent-style-name="Default">
      <style:table-cell-properties fo:wrap-option="wrap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5" office:value-type="string" calcext:value-type="string">
            <text:p>This is an ID for all the questions in this spreadsheet</text:p>
          </table:table-cell>
          <table:table-cell table:style-name="ce7" office:value-type="string" calcext:value-type="string">
            <text:p>This is the KKLC # for the Character that is being used</text:p>
          </table:table-cell>
          <table:table-cell table:style-name="ce6" table:number-columns-repeated="2"/>
          <table:table-cell table:style-name="ce6" office:value-type="string" calcext:value-type="string">
            <text:p>Reading examples</text:p>
          </table:table-cell>
          <table:table-cell table:style-name="ce6" office:value-type="string" calcext:value-type="string">
            <text:p>See the Kanji, then write the kanji on the back</text:p>
          </table:table-cell>
          <table:table-cell table:style-name="ce6" office:value-type="string" calcext:value-type="string">
            <text:p>This gives a sentence in English, and allows the user to draw the kanji required</text:p>
          </table:table-cell>
          <table:table-cell table:style-name="ce5"/>
          <table:table-cell table:style-name="ce5" office:value-type="string" calcext:value-type="string">
            <text:p>if READING has content, it is a vocabulary word used to build up the previous CHARACTER</text:p>
          </table:table-cell>
          <table:table-cell table:style-name="ce1" table:number-columns-repeated="1014"/>
        </table:table-row>
        <table:table-row table:style-name="ro2">
          <table:table-cell table:style-name="ce5"/>
          <table:table-cell table:style-name="ce7"/>
          <table:table-cell table:style-name="ce6" office:value-type="string" calcext:value-type="string">
            <text:p>Kanji</text:p>
          </table:table-cell>
          <table:table-cell table:style-name="ce6" office:value-type="string" calcext:value-type="string">
            <text:p>Vocab</text:p>
          </table:table-cell>
          <table:table-cell table:style-name="ce6" office:value-type="string" calcext:value-type="string">
            <text:p>Reading Examples</text:p>
          </table:table-cell>
          <table:table-cell table:style-name="ce6" office:value-type="string" calcext:value-type="string">
            <text:p>Write</text:p>
          </table:table-cell>
          <table:table-cell table:style-name="ce6" office:value-type="string" calcext:value-type="string">
            <text:p>Recognition</text:p>
          </table:table-cell>
          <table:table-cell table:style-name="ce5" table:number-columns-repeated="2"/>
          <table:table-cell table:style-name="ce1" table:number-columns-repeated="1014"/>
        </table:table-row>
        <table:table-row table:style-name="ro3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KLC #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KLC_KANJI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office:value-type="string" calcext:value-type="string">
            <text:p>EXAMPLE</text:p>
          </table:table-cell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日</text:p>
          </table:table-cell>
          <table:table-cell table:style-name="ce4"/>
          <table:table-cell office:value-type="string" calcext:value-type="string">
            <text:p>1 SUN</text:p>
            <text:p>2 DAY</text:p>
            <text:p>3 JAPAN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3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000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3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ごとに。</text:p>
          </table:table-cell>
          <table:table-cell/>
          <table:table-cell office:value-type="string" calcext:value-type="string">
            <text:p>「ーごとに」[“every __ “]</text:p>
          </table:table-cell>
          <table:table-cell/>
          <table:table-cell office:value-type="string" calcext:value-type="string">
            <text:p>１（にち）　ごと　に。</text:p>
          </table:table-cell>
          <table:table-cell table:number-columns-repeated="1011"/>
        </table:table-row>
        <table:table-row table:style-name="ro5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１日がすぎた。</text:p>
          </table:table-cell>
          <table:table-cell/>
          <table:table-cell office:value-type="string" calcext:value-type="string">
            <text:p>「が」[subject marker]</text:p>
          </table:table-cell>
          <table:table-cell/>
          <table:table-cell office:value-type="string" calcext:value-type="string">
            <text:p>１（にち）　が　すぎた。</text:p>
          </table:table-cell>
          <table:table-cell table:number-columns-repeated="1011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000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000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3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000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000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 calcext:value-type="float">
            <text:p>000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三</text:p>
          </table:table-cell>
          <table:table-cell/>
          <table:table-cell office:value-type="string" calcext:value-type="string">
            <text:p>THREE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つだけ</text:p>
          </table:table-cell>
          <table:table-cell table:style-name="ce12" office:value-type="string" calcext:value-type="string">
            <text:p>みっつだけ</text:p>
          </table:table-cell>
          <table:table-cell office:value-type="string" calcext:value-type="string">
            <text:p>just three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日</text:p>
          </table:table-cell>
          <table:table-cell table:style-name="ce12" office:value-type="string" calcext:value-type="string">
            <text:p>みっか</text:p>
          </table:table-cell>
          <table:table-cell office:value-type="string" calcext:value-type="string">
            <text:p>three days; 3rd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日まで</text:p>
          </table:table-cell>
          <table:table-cell table:style-name="ce14" office:value-type="string" calcext:value-type="string">
            <text:p>みっかまで</text:p>
          </table:table-cell>
          <table:table-cell office:value-type="string" calcext:value-type="string">
            <text:p>by the 3rd 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三日</text:p>
          </table:table-cell>
          <table:table-cell table:style-name="ce14" office:value-type="string" calcext:value-type="string">
            <text:p>にさんにち</text:p>
          </table:table-cell>
          <table:table-cell office:value-type="string" calcext:value-type="string">
            <text:p>two or three days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 calcext:value-type="float">
            <text:p>000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三グラム</text:p>
          </table:table-cell>
          <table:table-cell table:style-name="ce14" office:value-type="string" calcext:value-type="string">
            <text:p>さんグラム</text:p>
          </table:table-cell>
          <table:table-cell office:value-type="string" calcext:value-type="string">
            <text:p>three gram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" calcext:value-type="float">
            <text:p>000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十</text:p>
          </table:table-cell>
          <table:table-cell/>
          <table:table-cell office:value-type="string" calcext:value-type="string">
            <text:p>TEN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十 </text:p>
          </table:table-cell>
          <table:table-cell table:style-name="ce12" office:value-type="string" calcext:value-type="string">
            <text:p><text:s/>にじゅう</text:p>
          </table:table-cell>
          <table:table-cell office:value-type="string" calcext:value-type="string">
            <text:p>twenty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十 </text:p>
          </table:table-cell>
          <table:table-cell table:style-name="ce12" office:value-type="string" calcext:value-type="string">
            <text:p>はたち</text:p>
          </table:table-cell>
          <table:table-cell office:value-type="string" calcext:value-type="string">
            <text:p>twenty years old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日</text:p>
          </table:table-cell>
          <table:table-cell table:style-name="ce14" office:value-type="string" calcext:value-type="string">
            <text:p>とおか </text:p>
          </table:table-cell>
          <table:table-cell office:value-type="string" calcext:value-type="string">
            <text:p>ten days; 10th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二十日</text:p>
          </table:table-cell>
          <table:table-cell table:style-name="ce12" office:value-type="string" calcext:value-type="string">
            <text:p>はつか</text:p>
          </table:table-cell>
          <table:table-cell office:value-type="string" calcext:value-type="string">
            <text:p>twenty days; 20th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 calcext:value-type="float">
            <text:p>00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一から十まで</text:p>
          </table:table-cell>
          <table:table-cell table:style-name="ce14" office:value-type="string" calcext:value-type="string">
            <text:p>いちからじゅうまで</text:p>
          </table:table-cell>
          <table:table-cell office:value-type="string" calcext:value-type="string">
            <text:p>without exceptio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 calcext:value-type="float">
            <text:p>000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13" office:value-type="string" calcext:value-type="string">
            <text:p>四</text:p>
          </table:table-cell>
          <table:table-cell/>
          <table:table-cell office:value-type="string" calcext:value-type="string">
            <text:p>FOUR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四日</text:p>
          </table:table-cell>
          <table:table-cell table:style-name="ce12" office:value-type="string" calcext:value-type="string">
            <text:p>よっか</text:p>
          </table:table-cell>
          <table:table-cell office:value-type="string" calcext:value-type="string">
            <text:p>four days; 4th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四</text:p>
          </table:table-cell>
          <table:table-cell table:style-name="ce14" office:value-type="string" calcext:value-type="string">
            <text:p>じゅうよん (=じゅうよん)</text:p>
          </table:table-cell>
          <table:table-cell office:value-type="string" calcext:value-type="string">
            <text:p>fourteen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十四</text:p>
          </table:table-cell>
          <table:table-cell office:value-type="string" calcext:value-type="string">
            <text:p>しじゅうし(=よんじゅうよん)</text:p>
          </table:table-cell>
          <table:table-cell office:value-type="string" calcext:value-type="string">
            <text:p>forty-fou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十四日</text:p>
          </table:table-cell>
          <table:table-cell office:value-type="string" calcext:value-type="string">
            <text:p>じゅうよっか</text:p>
          </table:table-cell>
          <table:table-cell office:value-type="string" calcext:value-type="string">
            <text:p>fourteen days; 14th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 calcext:value-type="float">
            <text:p>00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四ミリ</text:p>
          </table:table-cell>
          <table:table-cell table:style-name="ce12" office:value-type="string" calcext:value-type="string">
            <text:p>よんミリ</text:p>
          </table:table-cell>
          <table:table-cell office:value-type="string" calcext:value-type="string">
            <text:p>4 millimeter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 calcext:value-type="float">
            <text:p>000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五</text:p>
          </table:table-cell>
          <table:table-cell/>
          <table:table-cell office:value-type="string" calcext:value-type="string">
            <text:p>FIVE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五日</text:p>
          </table:table-cell>
          <table:table-cell table:style-name="ce14" office:value-type="string" calcext:value-type="string">
            <text:p>いつか</text:p>
          </table:table-cell>
          <table:table-cell office:value-type="string" calcext:value-type="string">
            <text:p>five days; 5th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四、五日</text:p>
          </table:table-cell>
          <table:table-cell office:value-type="string" calcext:value-type="string">
            <text:p>し、ごにち</text:p>
          </table:table-cell>
          <table:table-cell office:value-type="string" calcext:value-type="string">
            <text:p>four or five days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五十五</text:p>
          </table:table-cell>
          <table:table-cell table:style-name="ce12" office:value-type="string" calcext:value-type="string">
            <text:p>ごじゅうご</text:p>
          </table:table-cell>
          <table:table-cell office:value-type="string" calcext:value-type="string">
            <text:p>fifty-fiv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五つほど</text:p>
          </table:table-cell>
          <table:table-cell office:value-type="string" calcext:value-type="string">
            <text:p>いつつほど</text:p>
          </table:table-cell>
          <table:table-cell office:value-type="string" calcext:value-type="string">
            <text:p>around fiv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7" calcext:value-type="float">
            <text:p>00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ダイヤの五</text:p>
          </table:table-cell>
          <table:table-cell office:value-type="string" calcext:value-type="string">
            <text:p>ダイヤのご</text:p>
          </table:table-cell>
          <table:table-cell office:value-type="string" calcext:value-type="string">
            <text:p>five of diamond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8" calcext:value-type="float">
            <text:p>000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六</text:p>
          </table:table-cell>
          <table:table-cell/>
          <table:table-cell office:value-type="string" calcext:value-type="string">
            <text:p>SIX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六日</text:p>
          </table:table-cell>
          <table:table-cell table:style-name="ce14" office:value-type="string" calcext:value-type="string">
            <text:p>むいか</text:p>
          </table:table-cell>
          <table:table-cell office:value-type="string" calcext:value-type="string">
            <text:p>six days; 6th day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r the first time in six days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六</text:p>
          </table:table-cell>
          <table:table-cell table:style-name="ce12" office:value-type="string" calcext:value-type="string">
            <text:p>じゅうろく</text:p>
          </table:table-cell>
          <table:table-cell office:value-type="string" calcext:value-type="string">
            <text:p>sixte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つ</text:p>
          </table:table-cell>
          <table:table-cell office:value-type="string" calcext:value-type="string">
            <text:p>むっつ</text:p>
          </table:table-cell>
          <table:table-cell office:value-type="string" calcext:value-type="string">
            <text:p>six (of something); six years o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0008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六トン</text:p>
          </table:table-cell>
          <table:table-cell office:value-type="string" calcext:value-type="string">
            <text:p>ろくトン</text:p>
          </table:table-cell>
          <table:table-cell office:value-type="string" calcext:value-type="string">
            <text:p>6 ton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 calcext:value-type="float">
            <text:p>000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七</text:p>
          </table:table-cell>
          <table:table-cell/>
          <table:table-cell office:value-type="string" calcext:value-type="string">
            <text:p>SEVEN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七日</text:p>
          </table:table-cell>
          <table:table-cell table:style-name="ce12" office:value-type="string" calcext:value-type="string">
            <text:p>なのか (=なぬか)</text:p>
          </table:table-cell>
          <table:table-cell office:value-type="string" calcext:value-type="string">
            <text:p>seven days; 7th day (of the month)</text:p>
          </table:table-cell>
          <table:table-cell table:number-columns-repeated="1013"/>
        </table:table-row>
        <table:table-row table:style-name="ro5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4" office:value-type="string" calcext:value-type="string">
            <text:p>七十日</text:p>
          </table:table-cell>
          <table:table-cell office:value-type="string" calcext:value-type="string">
            <text:p>じゅうしちにち(=じゅうななにち)</text:p>
          </table:table-cell>
          <table:table-cell office:value-type="string" calcext:value-type="string">
            <text:p><text:span text:style-name="T1">seventeen days; 17th day </text:span>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七十五</text:p>
          </table:table-cell>
          <table:table-cell table:style-name="ce14" office:value-type="string" calcext:value-type="string">
            <text:p>ななじゅうご</text:p>
          </table:table-cell>
          <table:table-cell office:value-type="string" calcext:value-type="string">
            <text:p>Seventy-five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9" calcext:value-type="float">
            <text:p>00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七五三</text:p>
          </table:table-cell>
          <table:table-cell table:style-name="ce12" office:value-type="string" calcext:value-type="string">
            <text:p>しちごさん</text:p>
          </table:table-cell>
          <table:table-cell office:value-type="string" calcext:value-type="string">
            <text:p>the lucky numbers; festival for children of 3, 5, and 7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 calcext:value-type="float">
            <text:p>00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八</text:p>
          </table:table-cell>
          <table:table-cell/>
          <table:table-cell office:value-type="string" calcext:value-type="string">
            <text:p>EIGHT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八日</text:p>
          </table:table-cell>
          <table:table-cell table:style-name="ce12" office:value-type="string" calcext:value-type="string">
            <text:p>ようか</text:p>
          </table:table-cell>
          <table:table-cell office:value-type="string" calcext:value-type="string">
            <text:p>eight days; 8th day (of the month)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12" office:value-type="string" calcext:value-type="string">
            <text:p>十八日</text:p>
          </table:table-cell>
          <table:table-cell table:style-name="ce12" office:value-type="string" calcext:value-type="string">
            <text:p>じゅうはちにち</text:p>
          </table:table-cell>
          <table:table-cell office:value-type="string" calcext:value-type="string">
            <text:p>eighteen days; 18th day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八ユーロ</text:p>
          </table:table-cell>
          <table:table-cell office:value-type="string" calcext:value-type="string">
            <text:p>はちユーロ</text:p>
          </table:table-cell>
          <table:table-cell office:value-type="string" calcext:value-type="string">
            <text:p>eight euro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001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一か八か</text:p>
          </table:table-cell>
          <table:table-cell office:value-type="string" calcext:value-type="string">
            <text:p>いちかばちか</text:p>
          </table:table-cell>
          <table:table-cell office:value-type="string" calcext:value-type="string">
            <text:p>all or nothing, hit or mis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1" calcext:value-type="float">
            <text:p>001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九</text:p>
          </table:table-cell>
          <table:table-cell/>
          <table:table-cell office:value-type="string" calcext:value-type="string">
            <text:p>NIN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days; 9th day (of the month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ty-nin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ultiplication tab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ine (of something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001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arting on the 9th 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2" calcext:value-type="float">
            <text:p>001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丸</text:p>
          </table:table-cell>
          <table:table-cell/>
          <table:table-cell office:value-type="string" calcext:value-type="string">
            <text:p>ROU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s one, all togeth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sing Sun flag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, spherica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001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ke round, roll up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3" calcext:value-type="float">
            <text:p>001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円</text:p>
          </table:table-cell>
          <table:table-cell/>
          <table:table-cell office:value-type="string" calcext:value-type="string">
            <text:p>1 CIRCLE</text:p>
            <text:p>2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ircular, rou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oundnes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ie char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001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ourteen ye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4" calcext:value-type="float">
            <text:p>001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○</text:p>
          </table:table-cell>
          <table:table-cell/>
          <table:table-cell office:value-type="string" calcext:value-type="string">
            <text:p>1 ZERO, placeholder</text:p>
            <text:p>2 CIRCLE MARK; “blank”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50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230-9422 (telephone number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cker number 206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rk (an answer) with a circle mark; mark as correc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001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r. X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5" calcext:value-type="float">
            <text:p>001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人</text:p>
          </table:table-cell>
          <table:table-cell/>
          <table:table-cell office:value-type="string" calcext:value-type="string">
            <text:p>HUMAN BEING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Russia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ers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or two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wenty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001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ople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6" calcext:value-type="float">
            <text:p>001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百</text:p>
          </table:table-cell>
          <table:table-cell/>
          <table:table-cell office:value-type="string" calcext:value-type="string">
            <text:p>HUNDRE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days; a long tim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hundred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600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6" calcext:value-type="float">
            <text:p>001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65 day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7" calcext:value-type="float">
            <text:p>001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千</text:p>
          </table:table-cell>
          <table:table-cell/>
          <table:table-cell office:value-type="string" calcext:value-type="string">
            <text:p>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ree 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8000 ye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7" calcext:value-type="float">
            <text:p>001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 piece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8" calcext:value-type="float">
            <text:p>001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万</text:p>
          </table:table-cell>
          <table:table-cell/>
          <table:table-cell office:value-type="string" calcext:value-type="string">
            <text:p>TEN THOUSAND, myriad, al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ll peop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f by chanc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en thous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illi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8" calcext:value-type="float">
            <text:p>001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30,000 ye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9" calcext:value-type="float">
            <text:p>001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口</text:p>
          </table:table-cell>
          <table:table-cell/>
          <table:table-cell office:value-type="string" calcext:value-type="string">
            <text:p>MOU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opulati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mouthfu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ord of mou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ip sync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9" calcext:value-type="float">
            <text:p>001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t; say, speak of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0" calcext:value-type="float">
            <text:p>002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田</text:p>
          </table:table-cell>
          <table:table-cell/>
          <table:table-cell office:value-type="string" calcext:value-type="string">
            <text:p>RICE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ce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s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ta [surname]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0" calcext:value-type="float">
            <text:p>002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guchi [surname]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1" calcext:value-type="float">
            <text:p>002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目</text:p>
          </table:table-cell>
          <table:table-cell/>
          <table:table-cell office:value-type="string" calcext:value-type="string">
            <text:p>1 EYE</text:p>
            <text:p>2 ITEM; subdivision; ord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ook, a glimps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tention, public notic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ook, expressi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50th pers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1" calcext:value-type="float">
            <text:p>002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sixth day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2" calcext:value-type="float">
            <text:p>002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川</text:p>
          </table:table-cell>
          <table:table-cell/>
          <table:table-cell office:value-type="string" calcext:value-type="string">
            <text:p>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ga 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verbank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th of a 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guchi [surname]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2" calcext:value-type="float">
            <text:p>002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Kawada (=Kawata) [surname]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3" calcext:value-type="float">
            <text:p>002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月</text:p>
          </table:table-cell>
          <table:table-cell/>
          <table:table-cell office:value-type="string" calcext:value-type="string">
            <text:p>1 MOON </text:p>
            <text:p>2 MON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month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22" office:value-type="string" calcext:value-type="string">
            <text:p>March 8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t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3" calcext:value-type="float">
            <text:p>002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ime, day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4" calcext:value-type="float">
            <text:p>00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明</text:p>
          </table:table-cell>
          <table:table-cell/>
          <table:table-cell office:value-type="string" calcext:value-type="string">
            <text:p>1 BRIGHT, cheerful</text:p>
            <text:p>2 CLEA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 moon, full moon; harvest mo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ight, light; clear; cheerfu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lear, distinct, apparen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morro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4" calcext:value-type="float">
            <text:p>002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following day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5" calcext:value-type="float">
            <text:p>002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曜</text:p>
          </table:table-cell>
          <table:table-cell/>
          <table:table-cell office:value-type="string" calcext:value-type="string">
            <text:p>DAY OF THE WEEK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ay of the week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5" calcext:value-type="float">
            <text:p>002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ven days of the week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6" calcext:value-type="float">
            <text:p>002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火</text:p>
          </table:table-cell>
          <table:table-cell/>
          <table:table-cell office:value-type="string" calcext:value-type="string">
            <text:p>FIR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rat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cause of a fir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use; pilot burner; cause (of a war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6" calcext:value-type="float">
            <text:p>002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lash-and-burn agriculture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7" calcext:value-type="float">
            <text:p>002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水</text:p>
          </table:table-cell>
          <table:table-cell/>
          <table:table-cell office:value-type="string" calcext:value-type="string">
            <text:p>WAT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as opposite of) fire and wat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pout, nozzl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ddy field, rice fiel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Wednes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 and Wednesday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7" calcext:value-type="float">
            <text:p>0027</text:p>
          </table:table-cell>
          <table:table-cell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4">
          <table:table-cell/>
          <table:table-cell office:value-type="float" office:value="28" calcext:value-type="float">
            <text:p>002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木</text:p>
          </table:table-cell>
          <table:table-cell/>
          <table:table-cell office:value-type="string" calcext:value-type="string">
            <text:p>1 TREE</text:p>
            <text:p>2 WOO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urs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nuary 7 (Thursday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uesdays and Thursday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(wood) grai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8" calcext:value-type="float">
            <text:p>002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tree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9" calcext:value-type="float">
            <text:p>002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金</text:p>
          </table:table-cell>
          <table:table-cell/>
          <table:table-cell office:value-type="string" calcext:value-type="string">
            <text:p>1 METAL</text:p>
            <text:p>2 GOLD</text:p>
            <text:p>3 MONE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tal clasp, snap; metal cap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ld meta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e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ri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29" calcext:value-type="float">
            <text:p>002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days, Wednesdays, and Fridays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0" calcext:value-type="float">
            <text:p>003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土</text:p>
          </table:table-cell>
          <table:table-cell/>
          <table:table-cell office:value-type="string" calcext:value-type="string">
            <text:p>SOIL, l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aturday and Sunday, weeke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gineering work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borigine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0" calcext:value-type="float">
            <text:p>003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fiddling with dirt, puttering in the garde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1" calcext:value-type="float">
            <text:p>003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本</text:p>
          </table:table-cell>
          <table:table-cell/>
          <table:table-cell office:value-type="string" calcext:value-type="string">
            <text:p>1 BASIS, origin, root</text:p>
            <text:p>2 BOOK</text:p>
            <text:p>3 THI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ainl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at person’s book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he person himself; the said perso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1" calcext:value-type="float">
            <text:p>003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oday, this day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2" calcext:value-type="float">
            <text:p>003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東</text:p>
          </table:table-cell>
          <table:table-cell/>
          <table:table-cell office:value-type="string" calcext:value-type="string">
            <text:p>EAS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ern Japa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exi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Asia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2" calcext:value-type="float">
            <text:p>003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ast Timor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3" calcext:value-type="float">
            <text:p>003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大</text:p>
          </table:table-cell>
          <table:table-cell/>
          <table:table-cell office:value-type="string" calcext:value-type="string">
            <text:p>1 BIG</text:p>
            <text:p>2 UNIVERSIT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sum of mone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g, gran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ery, highl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dul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3" calcext:value-type="float">
            <text:p>003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iversity of Tokyo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4" calcext:value-type="float">
            <text:p>003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小</text:p>
          </table:table-cell>
          <table:table-cell/>
          <table:table-cell office:value-type="string" calcext:value-type="string">
            <text:p>SMAL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nth with thirty or fewer day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rge and small; siz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 lot, small sum (amount); end, edg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rook, streamle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4" calcext:value-type="float">
            <text:p>003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mall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5" calcext:value-type="float">
            <text:p>003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中</text:p>
          </table:table-cell>
          <table:table-cell/>
          <table:table-cell office:value-type="string" calcext:value-type="string">
            <text:p>1 MIDDLE</text:p>
            <text:p>2 IN, throughout</text:p>
            <text:p>3 CHINA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iddle Eas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edium-high hee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in; in the middle of; between, among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uring the da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5" calcext:value-type="float">
            <text:p>0035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apan and China, Japanese-Chinese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6" calcext:value-type="float">
            <text:p>0036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生</text:p>
          </table:table-cell>
          <table:table-cell/>
          <table:table-cell table:style-name="ce23" office:value-type="string" calcext:value-type="string">
            <text:p>1 LIFE, grow</text:p>
            <text:p>2 BE BORN, give birth to</text:p>
            <text:p>3 STUDEN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uman life, lif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lifetime, all one’s lif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raft be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e bor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6" calcext:value-type="float">
            <text:p>0036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udent of the University of Tokyo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7" calcext:value-type="float">
            <text:p>0037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山</text:p>
          </table:table-cell>
          <table:table-cell/>
          <table:table-cell office:value-type="string" calcext:value-type="string">
            <text:p>MOUNTAI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volcano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landscap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 and river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l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7" calcext:value-type="float">
            <text:p>0037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mountains; very much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8" calcext:value-type="float">
            <text:p>0038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出</text:p>
          </table:table-cell>
          <table:table-cell/>
          <table:table-cell office:value-type="string" calcext:value-type="string">
            <text:p>1 GO OUT</text:p>
            <text:p>2 PUT OU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out, depart; go to, be presen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xi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nris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out, produce, expos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8" calcext:value-type="float">
            <text:p>0038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birth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9" calcext:value-type="float">
            <text:p>003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入</text:p>
          </table:table-cell>
          <table:table-cell/>
          <table:table-cell office:value-type="string" calcext:value-type="string">
            <text:p>1 ENTER</text:p>
            <text:p>2 PUT I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er; join; contain; have; begin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entranc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ut in, let in; accommodate; accep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39" calcext:value-type="float">
            <text:p>0039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ayment, deposit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0" calcext:value-type="float">
            <text:p>004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下</text:p>
          </table:table-cell>
          <table:table-cell/>
          <table:table-cell office:value-type="string" calcext:value-type="string">
            <text:p>DOWN, lower, below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ewerage, drainag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bordinat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ow, at presen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ownstream, down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0" calcext:value-type="float">
            <text:p>0040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nder Ms. Kawada’s supervision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1" calcext:value-type="float">
            <text:p>0041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上</text:p>
          </table:table-cell>
          <table:table-cell/>
          <table:table-cell office:value-type="string" calcext:value-type="string">
            <text:p>UP, rise, raise, abov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high and low; rise and fall; first and second (volumes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’s superiors, one’s seniors, one’s elder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upstream, upriver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, rise; be finished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1" calcext:value-type="float">
            <text:p>0041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o up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2" calcext:value-type="float">
            <text:p>0042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止</text:p>
          </table:table-cell>
          <table:table-cell/>
          <table:table-cell office:value-type="string" calcext:value-type="string">
            <text:p>STOP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uspend, stop, discontinue, cance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i] stop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perch, roost; foot rail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[vt] stop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2" calcext:value-type="float">
            <text:p>0042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top (performing an action)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3" calcext:value-type="float">
            <text:p>004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正</text:p>
          </table:table-cell>
          <table:table-cell/>
          <table:table-cell office:value-type="string" calcext:value-type="string">
            <text:p>RIGHT, upright, correct, exac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riginal document; authenticated cop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Taisho (era)(reign of Emperor Taisho, 1912-26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New Year’s holiday; January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right, correct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3" calcext:value-type="float">
            <text:p>0043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just, exactly; surely, certainly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4" calcext:value-type="float">
            <text:p>004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足</text:p>
          </table:table-cell>
          <table:table-cell/>
          <table:table-cell office:value-type="string" calcext:value-type="string">
            <text:p>1 FOOT, leg; step</text:p>
            <text:p>2 SUFFICE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one pair (of shoes/socks)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step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t/under one’s feet; gait, pace, step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hoes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44" calcext:value-type="float">
            <text:p>0044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A thousand yen will suffice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5" calcext:value-type="float">
            <text:p>0045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4" office:value-type="string" calcext:value-type="string">
            <text:p>定</text:p>
          </table:table-cell>
          <table:table-cell/>
          <table:table-cell office:value-type="string" calcext:value-type="string">
            <text:p>FIX, decide, settle</text:p>
          </table:table-cell>
          <table:table-cell table:number-columns-repeated="1013"/>
        </table:table-row>
        <table:table-row table:style-name="ro3" table:number-rows-repeated="1048311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4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20:22:46.0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23:40:09.061000000</meta:creation-date>
    <meta:generator>LibreOffice/7.2.7.2$Windows_X86_64 LibreOffice_project/8d71d29d553c0f7dcbfa38fbfda25ee34cce99a2</meta:generator>
    <dc:date>2022-05-31T23:45:07.436000000</dc:date>
    <meta:editing-duration>PT6H44M57S</meta:editing-duration>
    <meta:editing-cycles>16</meta:editing-cycles>
    <meta:document-statistic meta:table-count="1" meta:cell-count="966" meta:object-count="0"/>
  </office:meta>
</office:document-meta>
</file>